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4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88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3" style:family="table-row">
      <style:table-row-properties style:row-height="0.8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MAX1627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11"/>
        <table:table-column table:style-name="co2" table:number-columns-repeated="249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1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8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90608 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MAX1627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MAX1627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MAX1627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>
            <text:p>description</text:p>
          </table:table-cell>
          <table:table-cell table:style-name="ce4" office:value-type="string">
            <text:p>Adjustable, 100% Duty-Cycle,</text:p>
            <text:p>High-Efficiency, Step-Down DC-DC Controller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ccros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\_3\_/5 (FB)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SHDN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EF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5">
            <text:p>5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+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6">
            <text:p>6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CS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EXT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 table:number-rows-repeated="16">
          <table:table-cell table:style-name="Default" table:number-columns-repeated="10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 table:number-rows-repeated="2">
          <table:table-cell table:style-name="Default" table:number-columns-repeated="10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table:number-columns-repeated="10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 table:number-rows-repeated="2">
          <table:table-cell table:style-name="Default" table:number-columns-repeated="10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table:number-columns-repeated="10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65">
          <table:table-cell table:style-name="Default" table:number-columns-repeated="256"/>
        </table:table-row>
        <table:table-row table:style-name="ro1" table:number-rows-repeated="6538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9">09/06/2009</text:date>, <text:time>16:36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6-04-10T19:33:07</meta:creation-date>
    <dc:date>2009-06-09T16:36:01</dc:date>
    <dc:language>de-DE</dc:language>
    <meta:editing-cycles>36</meta:editing-cycles>
    <meta:editing-duration>PT14H23M37S</meta:editing-duration>
    <dc:creator>Christopher Cross</dc:creator>
    <meta:document-statistic meta:table-count="1" meta:cell-count="122" meta:object-count="0"/>
    <meta:user-defined meta:name="Info 1"/>
    <meta:user-defined meta:name="Info 2"/>
    <meta:user-defined meta:name="Info 3"/>
    <meta:user-defined meta:name="Info 4"/>
  </office:meta>
</office:document-meta>
</file>